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quire 'faker'</text:p>
      <text:p text:style-name="Standard"/>
      <text:p text:style-name="Standard">User.destroy_all if Rails.env.development?</text:p>
      <text:p text:style-name="Standard">Band.destroy_all if Rails.env.development?</text:p>
      <text:p text:style-name="Standard">Genre.destroy_all if Rails.env.development?</text:p>
      <text:p text:style-name="Standard">Instrument.destroy_all if Rails.env.development?</text:p>
      <text:p text:style-name="Standard"/>
      <text:p text:style-name="Standard">genres = ["Blues","Classic Rock","Country","Dance","Disco","Funk","Grunge",</text:p>
      <text:p text:style-name="Standard">"Hip-Hop","Jazz","Metal","New Age","Oldies","Other","Pop","R&amp;B",</text:p>
      <text:p text:style-name="Standard">"Rap","Reggae","Rock","Alternative","Ska"]</text:p>
      <text:p text:style-name="Standard"/>
      <text:p text:style-name="Standard">instruments = ["bass", "drums", "guitar", "keyboard", "singer", "strings" "brass", "woodwind"]</text:p>
      <text:p text:style-name="Standard"/>
      <text:p text:style-name="Standard"/>
      <text:p text:style-name="Standard">genres.each do |genre|</text:p>
      <text:p text:style-name="Standard"><text:s text:c="2"/>Genre.create(name: genre)</text:p>
      <text:p text:style-name="Standard">end</text:p>
      <text:p text:style-name="Standard"/>
      <text:p text:style-name="Standard">instruments.each do |instrument|</text:p>
      <text:p text:style-name="Standard"><text:s text:c="2"/>Instrument.create(name: instrument)</text:p>
      <text:p text:style-name="Standard">end</text:p>
      <text:p text:style-name="Standard"/>
      <text:p text:style-name="Standard">user1 = User.new(</text:p>
      <text:p text:style-name="Standard"><text:s text:c="2"/>username: 'Rudi',</text:p>
      <text:p text:style-name="Standard"><text:s text:c="2"/>email: 'rudi@gmail.com',</text:p>
      <text:p text:style-name="Standard"><text:s text:c="2"/>password: '123456',</text:p>
      <text:p text:style-name="Standard"><text:s text:c="2"/>description: 'geiler Bassist',</text:p>
      <text:p text:style-name="Standard"><text:s text:c="2"/>fee: 100,</text:p>
      <text:p text:style-name="Standard"><text:s text:c="2"/>city: 'Jembke',</text:p>
      <text:p text:style-name="Standard"><text:s text:c="2"/>musician: true,</text:p>
      <text:p text:style-name="Standard"><text:s text:c="2"/>genre: Genre.find(Genre.pluck(:id).shuffle.first),</text:p>
      <text:p text:style-name="Standard"><text:s text:c="2"/>instrument: Instrument.find(Instrument.pluck(:id).shuffle.first)</text:p>
      <text:p text:style-name="Standard"><text:s text:c="2"/>)</text:p>
      <text:p text:style-name="Standard">user1.save!</text:p>
      <text:p text:style-name="Standard"/>
      <text:p text:style-name="Standard">user2 = User.new(</text:p>
      <text:p text:style-name="Standard"><text:s text:c="2"/>username: 'Stefan',</text:p>
      <text:p text:style-name="Standard"><text:s text:c="2"/>email: 'stefan@gmail.com',</text:p>
      <text:p text:style-name="Standard"><text:s text:c="2"/>password: '123456',</text:p>
      <text:p text:style-name="Standard"><text:s text:c="2"/>description: 'geiler Schlagzeuger',</text:p>
      <text:p text:style-name="Standard"><text:s text:c="2"/>fee: 200,</text:p>
      <text:p text:style-name="Standard"><text:s text:c="2"/>city: 'Berlin',</text:p>
      <text:p text:style-name="Standard"><text:s text:c="2"/>musician: true,</text:p>
      <text:p text:style-name="Standard"><text:s text:c="2"/>genre: Genre.find(Genre.pluck(:id).shuffle.first),</text:p>
      <text:p text:style-name="Standard"><text:s text:c="2"/>instrument: Instrument.find(Instrument.pluck(:id).shuffle.first)</text:p>
      <text:p text:style-name="Standard"><text:s text:c="2"/>)</text:p>
      <text:p text:style-name="Standard">user2.save!</text:p>
      <text:p text:style-name="Standard"/>
      <text:p text:style-name="Standard">user3 = User.new(</text:p>
      <text:p text:style-name="Standard"><text:s text:c="2"/>username: 'Vera',</text:p>
      <text:p text:style-name="Standard"><text:s text:c="2"/>email: 'Vera@gmail.com',</text:p>
      <text:p text:style-name="Standard"><text:s text:c="2"/>password: '123456',</text:p>
      <text:p text:style-name="Standard"><text:soft-page-break/><text:s text:c="2"/>description: 'just a manager',</text:p>
      <text:p text:style-name="Standard"><text:s text:c="2"/>city: 'Berlin',</text:p>
      <text:p text:style-name="Standard"><text:s text:c="2"/>musician: false,</text:p>
      <text:p text:style-name="Standard"><text:s text:c="2"/>)</text:p>
      <text:p text:style-name="Standard">user3.save!</text:p>
      <text:p text:style-name="Standard"/>
      <text:p text:style-name="Standard">3.times do</text:p>
      <text:p text:style-name="Standard"><text:s text:c="2"/>band = Band.new(</text:p>
      <text:p text:style-name="Standard"><text:s text:c="4"/>user_id: user1.id,</text:p>
      <text:p text:style-name="Standard"><text:s text:c="4"/>name: Faker::Hipster.word,</text:p>
      <text:p text:style-name="Standard"><text:s text:c="4"/>description: Faker::Hipster.sentence,</text:p>
      <text:p text:style-name="Standard"><text:s text:c="4"/>genre: Genre.find(Genre.pluck(:id).shuffle.first),</text:p>
      <text:p text:style-name="Standard"><text:s text:c="4"/>instrument: Instrument.find(Instrument.pluck(:id).shuffle.first)</text:p>
      <text:p text:style-name="Standard"><text:s text:c="4"/>)</text:p>
      <text:p text:style-name="Standard"><text:s text:c="2"/>band.save!</text:p>
      <text:p text:style-name="Standard">end</text:p>
      <text:p text:style-name="Standard"/>
      <text:p text:style-name="Standard">3.times do</text:p>
      <text:p text:style-name="Standard"><text:s text:c="2"/>band = Band.new(</text:p>
      <text:p text:style-name="Standard"><text:s text:c="4"/>user_id: user2.id,</text:p>
      <text:p text:style-name="Standard"><text:s text:c="4"/>name: Faker::Hipster.word,</text:p>
      <text:p text:style-name="Standard"><text:s text:c="4"/>description: Faker::Hipster.sentence,</text:p>
      <text:p text:style-name="Standard"><text:s text:c="4"/>genre: Genre.find(Genre.pluck(:id).shuffle.first),</text:p>
      <text:p text:style-name="Standard"><text:s text:c="4"/>instrument: Instrument.find(Instrument.pluck(:id).shuffle.first)</text:p>
      <text:p text:style-name="Standard"><text:s text:c="4"/>)</text:p>
      <text:p text:style-name="Standard"><text:s text:c="2"/>band.save!</text:p>
      <text:p text:style-name="Standard">end</text:p>
      <text:p text:style-name="Standard"/>
      <text:p text:style-name="Standard">3.times do</text:p>
      <text:p text:style-name="Standard"><text:s text:c="2"/>band = Band.new(</text:p>
      <text:p text:style-name="Standard"><text:s text:c="4"/>user_id: user3.id,</text:p>
      <text:p text:style-name="Standard"><text:s text:c="4"/>name: Faker::Hipster.word,</text:p>
      <text:p text:style-name="Standard"><text:s text:c="4"/>description: Faker::Hipster.sentence,</text:p>
      <text:p text:style-name="Standard"><text:s text:c="4"/>genre: Genre.find(Genre.pluck(:id).shuffle.first),</text:p>
      <text:p text:style-name="Standard"><text:s text:c="4"/>instrument: Instrument.find(Instrument.pluck(:id).shuffle.first)</text:p>
      <text:p text:style-name="Standard"><text:s text:c="4"/>)</text:p>
      <text:p text:style-name="Standard"><text:s text:c="2"/>band.save!</text:p>
      <text:p text:style-name="Standard">end</text:p>
      <text:p text:style-name="Standard"/>
      <text:p text:style-name="Standard"/>
      <text:p text:style-name="Standard"/>
      <text:p text:style-name="Standard">puts 'importing finished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4:22:06.181715968</meta:creation-date>
    <dc:date>2020-03-05T14:22:58.498485829</dc:date>
    <meta:editing-duration>PT53S</meta:editing-duration>
    <meta:editing-cycles>1</meta:editing-cycles>
    <meta:document-statistic meta:table-count="0" meta:image-count="0" meta:object-count="0" meta:page-count="2" meta:paragraph-count="79" meta:word-count="167" meta:character-count="2160" meta:non-whitespace-character-count="1930"/>
    <meta:generator>LibreOffice/6.0.7.3$Linux_X86_64 LibreOffice_project/00m0$Build-3</meta:generator>
  </office:meta>
</office:document-meta>
</file>